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2"/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есь должно быть название</text:p>
      <text:h text:style-name="Heading_20_1" text:outline-level="1">Введение</text:h>
      <text:p text:style-name="P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Standard"/>
      <text:p text:style-name="P4">Необходимость постановки <text:span text:style-name="T2">опыта</text:span> <text:span text:style-name="T1">(или эксперимента)</text:span> над системой (под системой понимается совокупность объектов, функционирующих и взаимодействуюищих друг с другом для достижения определённой цели – <text:span text:style-name="T1">в [2] написано, что такое определение даётся в [Шмидт, Тэйлор, 1970]</text:span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вообще либо не существовать, либо после эксперимента будет невозможным её возвращение в начальное состояние, а во-вторых, опыт над реально существующей системой может оказаться слишком затратным. В таких случаях можно смоделировать опыт: построить модель – <text:span text:style-name="T2">упрощённый вариант системы</text:span> – и провести эксперимент уже над моделью.</text:p>
      <text:p text:style-name="P2">сказать, что моделирование может быть физическим, аналитическим, но мы будем рассматривать имитационное</text:p>
      <text:p text:style-name="P2">фраза о том, что без инструмента визуализации моделирование невозможно.</text:p>
      <text:h text:style-name="Heading_20_1" text:outline-level="1">Формирование требований</text:h>
      <text:p text:style-name="P4">Основными требованиями, предъявляемыми к системе, являются:</text:p>
      <text:list xml:id="list1244950076" text:style-name="L1">
        <text:list-item>
          <text:p text:style-name="P5">открытость</text:p>
        </text:list-item>
        <text:list-item>
          <text:p text:style-name="P5">адекватность проблемной области</text:p>
        </text:list-item>
      </text:list>
      <text:p text:style-name="P4">Свойство открытости включает в себя:</text:p>
      <text:list xml:id="list737117666" text:style-name="L3">
        <text:list-item>
          <text:p text:style-name="P6">Масштабируемость – система должна быть готова к изменениям, связанным с включением поддержки новых <text:span text:style-name="T2">форматов</text:span>, ранее не предусмотренных системой, т.к. требуется создание универсального инструмента, способного <text:span text:style-name="T2">визуализировать различные модели клеточных автоматов</text:span>.</text:p>
        </text:list-item>
        <text:list-item>
          <text:p text:style-name="P6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</text:list-item>
        <text:list-item>
          <text:p text:style-name="P6">Интероперабельность – способность компонентов системы взаимодействовать между собой. (взимодействие с системой моделирования?)</text:p>
        </text:list-item>
        <text:list-item>
          <text:p text:style-name="P6">Дружественность интерфейса</text:p>
          <text:list>
            <text:list-item>
              <text:p text:style-name="P6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6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p text:style-name="P4"/>
      <text:p text:style-name="P4">* Гибкость -- слои и сборка из слоёв.</text:p>
      <text:p text:style-name="P4">* Интерактивность (часть пользовательского интерфейса, часть адекватности)</text:p>
      <text:p text:style-name="P4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Standard"><text:soft-page-break/></text:p>
      <text:p text:style-name="Standard">Статистически-обощённые режимы и режим наподобии микроскопа.</text:p>
      <text:p text:style-name="Standard"/>
      <text:p text:style-name="Standard"/>
      <text:p text:style-name="Standard"/>
      <text:h text:style-name="Heading_20_1" text:outline-level="1">Обзор существующих систем</text:h>
      <text:p text:style-name="Standard">* обзор ~20 систем по одной форме (gnuplot, octave).</text:p>
      <text:p text:style-name="Standard">* вывод, что ни одна система не соответствует в полной мере требованиям.</text:p>
      <text:p text:style-name="Standard"/>
      <text:p text:style-name="Standard"/>
      <text:h text:style-name="Heading_20_1" text:outline-level="1">Описание своей системы</text:h>
      <text:p text:style-name="Standard"/>
      <text:p text:style-name="Standard"/>
      <text:p text:style-name="Standard"/>
      <text:h text:style-name="Heading_20_1" text:outline-level="1">Приложение/Пользователские функции</text:h>
      <text:p text:style-name="Standard"/>
      <text:p text:style-name="Standard"/>
      <text:h text:style-name="Heading_20_1" text:outline-level="1">Литература</text:h>
      <text:list xml:id="list929017314" text:style-name="L2">
        <text:list-item>
          <text:p text:style-name="P3"><text:a xlink:type="simple" xlink:href="http://www.osp.ru/os/1995/06/178768/">http://www.osp.ru/os/1995/06/178768/</text:a> - сво-ва открытых систем</text:p>
        </text:list-item>
        <text:list-item>
          <text:p text:style-name="P3">Аверилл М. Лоу, В. Дэвид Кельтон "Имитационное моделирование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7:04:54</meta:creation-date>
    <dc:date>2012-12-04T20:42:01</dc:date>
    <meta:editing-duration>PT46M48S</meta:editing-duration>
    <meta:editing-cycles>27</meta:editing-cycles>
    <meta:generator>LibreOffice/3.5$Linux_X86_64 LibreOffice_project/350m1$Build-2</meta:generator>
    <meta:document-statistic meta:table-count="0" meta:image-count="0" meta:object-count="0" meta:page-count="2" meta:paragraph-count="29" meta:word-count="379" meta:character-count="3060" meta:non-whitespace-character-count="2716"/>
  </office:meta>
</office:document-meta>
</file>